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vmcu_chip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Memories</text:h>
      <text:h text:style-name="Heading_20_2" text:outline-level="2">rom - 0x1a000000</text:h>
      <text:p text:style-name="Text_20_body">Boot ROM</text:p>
      <text:p text:style-name="Text_20_body"><text:span text:style-name="T2">Type</text:span>: ROM</text:p>
      <text:p text:style-name="Text_20_body"><text:span text:style-name="T2">Size</text:span>: 4000B</text:p>
      <text:p text:style-name="Text_20_body"><text:span text:style-name="T2">HDL Path</text:span>: i_soc_domain.boot_rom_i.rom_mem_i.value</text:p>
      <text:h text:style-name="Heading_20_2" text:outline-level="2">ram_b0 - 0x1c000000</text:h>
      <text:p text:style-name="Text_20_body">Non-interleaved SRAM bank #0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0_i.u0.MEM</text:p>
      <text:h text:style-name="Heading_20_2" text:outline-level="2">ram_b1 - 0x1c008000</text:h>
      <text:p text:style-name="Text_20_body">Non-interleaved SRAM bank #1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1_i.u0.MEM</text:p>
      <text:h text:style-name="Heading_20_2" text:outline-level="2">ram - 0x1c010000</text:h>
      <text:p text:style-name="Text_20_body">Interleaved SRAM (4x112K banks)</text:p>
      <text:p text:style-name="Text_20_body"><text:span text:style-name="T2">Type</text:span>: RAM</text:p>
      <text:p text:style-name="Text_20_body"><text:span text:style-name="T2">Size</text:span>: 448000B</text:p>
      <text:p text:style-name="Text_20_body"><text:span text:style-name="T2"># Banks</text:span>: 4</text:p>
      <text:p text:style-name="Text_20_body"><text:span text:style-name="T2">HDL Path</text:span>: i_soc_domain.l2_ram_i.bank_i_{{ bank }}.u0.MEM</text:p>
      <text:h text:style-name="Heading_20_1" text:outline-level="1">Sub-Systems</text:h>
      <text:h text:style-name="Heading_20_2" text:outline-level="2">timer - 0x1a108000</text:h>
      <text:p text:style-name="Text_20_body">Timer</text:p>
      <text:p text:style-name="Text_20_body"><text:span text:style-name="T2">Sub-System Type</text:span>: apb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cfg_reg_low - 0x1a10800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cfg_reg_hi - 0x1a10800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timer_val_lo - 0x1a10800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low 32-bits in 64-bit mode</text:p>
          </table:table-cell>
        </table:table-row>
      </table:table>
      <text:h text:style-name="Heading_20_4" text:outline-level="4">timer_val_hi - 0x1a10800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high 32-bits in 64-bit mode</text:p>
          </table:table-cell>
        </table:table-row>
      </table:table>
      <text:h text:style-name="Heading_20_4" text:outline-level="4">timer_cmp_lo - 0x1a1080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low 32-bit counter</text:p>
          </table:table-cell>
        </table:table-row>
      </table:table>
      <text:h text:style-name="Heading_20_4" text:outline-level="4">timer_cmp_hi - 0x1a1080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high 32-bit counter</text:p>
          </table:table-cell>
        </table:table-row>
      </table:table>
      <text:h text:style-name="Heading_20_4" text:outline-level="4">timer_start_lo - 0x1a1080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low counter</text:p>
          </table:table-cell>
        </table:table-row>
      </table:table>
      <text:h text:style-name="Heading_20_4" text:outline-level="4">timer_start_hi - 0x1a1080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high counter</text:p>
          </table:table-cell>
        </table:table-row>
      </table:table>
      <text:h text:style-name="Heading_20_4" text:outline-level="4">timer_reset_lo - 0x1a1080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low counter</text:p>
          </table:table-cell>
        </table:table-row>
      </table:table>
      <text:h text:style-name="Heading_20_4" text:outline-level="4">timer_reset_hi - 0x1a1080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high counter</text:p>
          </table:table-cell>
        </table:table-row>
      </table:table>
      <text:h text:style-name="Heading_20_2" text:outline-level="2">adv_timer - 0x1a105000</text:h>
      <text:p text:style-name="Text_20_body">Advanced timer (PWM)</text:p>
      <text:p text:style-name="Text_20_body"><text:span text:style-name="T2">Sub-System Type</text:span>: apb_adv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t0_cmd - 0x1a10500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0_config - 0x1a10500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0_threshold - 0x1a10500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0_th_channel0 - 0x1a10500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1 - 0x1a1050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2 - 0x1a1050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3 - 0x1a1050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counter - 0x1a1050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1_cmd - 0x1a1050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1_config - 0x1a1050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1_threshold - 0x1a1050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1_th_channel0 - 0x1a1050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1 - 0x1a1050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2 - 0x1a1050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3 - 0x1a1050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counter - 0x1a1050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2_cmd - 0x1a1050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2_config - 0x1a1050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2_threshold - 0x1a1050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2_th_channel0 - 0x1a1050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1 - 0x1a1050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2 - 0x1a1050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3 - 0x1a1050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counter - 0x1a1050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3_cmd - 0x1a1050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3_config - 0x1a1050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3_threshold - 0x1a1050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3_th_channel0 - 0x1a1050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1 - 0x1a1050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2 - 0x1a1050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3 - 0x1a1050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counter - 0x1a1050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event_cfg - 0x1a105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sel0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4.A3" office:value-type="string">
            <text:p text:style-name="Text_20_body">7:4</text:p>
          </table:table-cell>
          <table:table-cell table:style-name="Table4.A3" office:value-type="string">
            <text:p text:style-name="Text_20_body">sel1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4.A3" office:value-type="string">
            <text:p text:style-name="Text_20_body">11:8</text:p>
          </table:table-cell>
          <table:table-cell table:style-name="Table4.A3" office:value-type="string">
            <text:p text:style-name="Text_20_body">sel2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4.A3" office:value-type="string">
            <text:p text:style-name="Text_20_body">15:12</text:p>
          </table:table-cell>
          <table:table-cell table:style-name="Table4.A3" office:value-type="string">
            <text:p text:style-name="Text_20_body">sel3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4.A3" office:value-type="string">
            <text:p text:style-name="Text_20_body">19:16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4" text:outline-level="4">cg - 0x1a105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clock gating configuration bitfield.</text:p>
          </table:table-cell>
        </table:table-row>
      </table:table>
      <text:h text:style-name="Heading_20_1" text:outline-level="1">Blocks</text:h>
      <text:h text:style-name="Heading_20_2" text:outline-level="2">soc_ctrl - 0x1a104000</text:h>
      <text:p text:style-name="Text_20_body">SoC controller</text:p>
      <text:p text:style-name="Text_20_body"><text:span text:style-name="T2">Block Type</text:span>: apb_soc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soc_ctrl</text:p>
      <text:h text:style-name="Heading_20_2" text:outline-level="2">gpio - 0x1a101000</text:h>
      <text:p text:style-name="Text_20_body">GPIO</text:p>
      <text:p text:style-name="Text_20_body"><text:span text:style-name="T2">Block Type</text:span>: apb_gp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gpio</text:p>
      <text:h text:style-name="Heading_20_3" text:outline-level="3">Registers</text:h>
      <text:h text:style-name="Heading_20_4" text:outline-level="4">setgpio - 0x1a101000</text:h>
      <text:p text:style-name="Text_20_body">Set GPIO[gpio_num] = 1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1</text:p>
          </table:table-cell>
        </table:table-row>
      </table:table>
      <text:h text:style-name="Heading_20_4" text:outline-level="4">clrgpio - 0x1a101004</text:h>
      <text:p text:style-name="Text_20_body">Set GPIO[gpio_num] = 0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0</text:p>
          </table:table-cell>
        </table:table-row>
      </table:table>
      <text:h text:style-name="Heading_20_4" text:outline-level="4">toggpio - 0x1a101008</text:h>
      <text:p text:style-name="Text_20_body">Invert the output of GPIO[gpio_num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vert the output of GPIO[gpio_num]</text:p>
          </table:table-cell>
        </table:table-row>
      </table:table>
      <text:h text:style-name="Heading_20_4" text:outline-level="4">pin0 - 0x1a101010</text:h>
      <text:p text:style-name="Text_20_body">gpio_value[31:0] = GPIO[31:0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31:0]</text:p>
          </table:table-cell>
        </table:table-row>
      </table:table>
      <text:h text:style-name="Heading_20_4" text:outline-level="4">pin1 - 0x1a101014</text:h>
      <text:p text:style-name="Text_20_body">gpio_value[31:0] = GPIO[63:32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63:32]</text:p>
          </table:table-cell>
        </table:table-row>
      </table:table>
      <text:h text:style-name="Heading_20_4" text:outline-level="4">pin2 - 0x1a101018</text:h>
      <text:p text:style-name="Text_20_body">gpio_value[31:0] = GPIO[95:64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95:64]</text:p>
          </table:table-cell>
        </table:table-row>
      </table:table>
      <text:h text:style-name="Heading_20_4" text:outline-level="4">pin3 - 0x1a10101c</text:h>
      <text:p text:style-name="Text_20_body">gpio_value[31:0] = GPIO[127:96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127:96]</text:p>
          </table:table-cell>
        </table:table-row>
      </table:table>
      <text:h text:style-name="Heading_20_4" text:outline-level="4">out0 - 0x1a101020</text:h>
      <text:p text:style-name="Text_20_body">Drive value[31:0] onto GPIO[31:0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31:0]</text:p>
          </table:table-cell>
        </table:table-row>
      </table:table>
      <text:h text:style-name="Heading_20_4" text:outline-level="4">out1 - 0x1a101024</text:h>
      <text:p text:style-name="Text_20_body">Drive value[31:0] onto GPIO[63:32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63:32]</text:p>
          </table:table-cell>
        </table:table-row>
      </table:table>
      <text:h text:style-name="Heading_20_4" text:outline-level="4">out2 - 0x1a101028</text:h>
      <text:p text:style-name="Text_20_body">Drive value[31:0] onto GPIO[95:64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95:64]</text:p>
          </table:table-cell>
        </table:table-row>
      </table:table>
      <text:h text:style-name="Heading_20_4" text:outline-level="4">out3 - 0x1a10102c</text:h>
      <text:p text:style-name="Text_20_body">Drive value[31:0] onto GPIO[127:96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127:96]</text:p>
          </table:table-cell>
        </table:table-row>
      </table:table>
      <text:h text:style-name="Heading_20_4" text:outline-level="4">setsel - 0x1a101030</text:h>
      <text:p text:style-name="Text_20_body">Set gpio_num for use by RDSTAT. Note: SETGPIO, CLRGPIO, TOGGPIO and SETINT set gpio_num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_num for use by RDSTAT. Note: SETGPIO, CLRGPIO, TOGGPIO and SETINT set gpio_num</text:p>
          </table:table-cell>
        </table:table-row>
      </table:table>
      <text:h text:style-name="Heading_20_4" text:outline-level="4">rdstat - 0x1a101034</text:h>
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</table:table-row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  <table:table-row>
          <table:table-cell table:style-name="Table3.A3" office:value-type="string">
            <text:p text:style-name="Text_20_body">12:12</text:p>
          </table:table-cell>
          <table:table-cell table:style-name="Table3.A3" office:value-type="string">
            <text:p text:style-name="Text_20_body">in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out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Output value that is set on GPIO[gpio_num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se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lected gpio</text:p>
          </table:table-cell>
        </table:table-row>
      </table:table>
      <text:h text:style-name="Heading_20_4" text:outline-level="4">setmode - 0x1a101038</text:h>
      <text:p text:style-name="Text_20_body">mode control for GPIO[gpio_num}. 0x0: Input only (output is tri-stated). 0x1: Output active. 0x2: Open drain (value=0 drives 0, when value=1 tristated). 0x3: Open drain (value=0 drives 0, when value=1 tristated)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mode control for GPIO[gpio_num}. 0x0: Input only (output is tri-stated). 0x1: Output active. 0x2: Open drain (value=0 drives 0, when value=1 tristated). 0x3: Open drain (value=0 drives 0, when value=1 tristated)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mode for</text:p>
          </table:table-cell>
        </table:table-row>
      </table:table>
      <text:h text:style-name="Heading_20_4" text:outline-level="4">setint - 0x1a10103c</text:h>
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abl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on GPIO[GPIO_ADDDR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interrupt type and enable for</text:p>
          </table:table-cell>
        </table:table-row>
      </table:table>
      <text:h text:style-name="Heading_20_4" text:outline-level="4">intack - 0x1a101040</text:h>
      <text:p text:style-name="Text_20_body">Input value reported by GPIO[gpio_num]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31:8</text:p>
          </table:table-cell>
          <table:table-cell table:style-name="Table3.A3" office:value-type="string">
            <text:p text:style-name="Text_20_body">reserved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4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</table:table>
      <text:h text:style-name="Heading_20_2" text:outline-level="2">fll - 0x1a100000</text:h>
      <text:p text:style-name="Text_20_body">Frequency-locked loop unit</text:p>
      <text:p text:style-name="Text_20_body"><text:span text:style-name="T2">Block Type</text:span>: apb_fl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apb_fll_if_i</text:p>
      <text:h text:style-name="Heading_20_2" text:outline-level="2">i2cs - 0x1a107000</text:h>
      <text:p text:style-name="Text_20_body">I2C Slave</text:p>
      <text:p text:style-name="Text_20_body"><text:span text:style-name="T2">Block Type</text:span>: apb_i2c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i2cs</text:p>
      <text:h text:style-name="Heading_20_2" text:outline-level="2">event_ctrl - 0x1a106000</text:h>
      <text:p text:style-name="Text_20_body">Event unit</text:p>
      <text:p text:style-name="Text_20_body"><text:span text:style-name="T2">Block Type</text:span>: apb_event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u_evnt_gen</text:p>
      <text:h text:style-name="Heading_20_3" text:outline-level="3">Registers</text:h>
      <text:h text:style-name="Heading_20_4" text:outline-level="4">apb_events - 0x1a106000</text:h>
      <text:p text:style-name="Text_20_body">16-bits of software generated events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apb_event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16-bits of software generated events</text:p>
          </table:table-cell>
        </table:table-row>
      </table:table>
      <text:h text:style-name="Heading_20_4" text:outline-level="4">event_mask0 - 0x1a106004</text:h>
      <text:p text:style-name="Text_20_body">individual masks for events 0 - 3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0 - 31 1=mask event</text:p>
          </table:table-cell>
        </table:table-row>
      </table:table>
      <text:h text:style-name="Heading_20_4" text:outline-level="4">event_mask1 - 0x1a106008</text:h>
      <text:p text:style-name="Text_20_body">individual masks for events 32 - 6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32 - 63 1=mask event</text:p>
          </table:table-cell>
        </table:table-row>
      </table:table>
      <text:h text:style-name="Heading_20_4" text:outline-level="4">event_mask2 - 0x1a10600c</text:h>
      <text:p text:style-name="Text_20_body">individual masks for events 64 - 9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64 - 95 1=mask event</text:p>
          </table:table-cell>
        </table:table-row>
      </table:table>
      <text:h text:style-name="Heading_20_4" text:outline-level="4">event_mask3 - 0x1a106010</text:h>
      <text:p text:style-name="Text_20_body">individual masks for events 96 - 127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96 - 127 1=mask event</text:p>
          </table:table-cell>
        </table:table-row>
      </table:table>
      <text:h text:style-name="Heading_20_4" text:outline-level="4">event_mask4 - 0x1a106014</text:h>
      <text:p text:style-name="Text_20_body">individual masks for events 128 - 159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28 - 159 1=mask event</text:p>
          </table:table-cell>
        </table:table-row>
      </table:table>
      <text:h text:style-name="Heading_20_4" text:outline-level="4">event_mask5 - 0x1a106018</text:h>
      <text:p text:style-name="Text_20_body">individual masks for events 160 - 19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60 - 191 1=mask event</text:p>
          </table:table-cell>
        </table:table-row>
      </table:table>
      <text:h text:style-name="Heading_20_4" text:outline-level="4">event_mask6 - 0x1a10601c</text:h>
      <text:p text:style-name="Text_20_body">individual masks for events 192 - 22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92 - 223 1=mask event</text:p>
          </table:table-cell>
        </table:table-row>
      </table:table>
      <text:h text:style-name="Heading_20_4" text:outline-level="4">event_mask7 - 0x1a106020</text:h>
      <text:p text:style-name="Text_20_body">individual masks for events 224 - 25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224 - 255 1=mask event</text:p>
          </table:table-cell>
        </table:table-row>
      </table:table>
      <text:h text:style-name="Heading_20_4" text:outline-level="4">event_err0 - 0x1a106064</text:h>
      <text:p text:style-name="Text_20_body">individual error bits to indicate event queue overflow for events 0 - 3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0 - 31</text:p>
          </table:table-cell>
        </table:table-row>
      </table:table>
      <text:h text:style-name="Heading_20_4" text:outline-level="4">event_err1 - 0x1a106068</text:h>
      <text:p text:style-name="Text_20_body">individual error bits to indicate event queue overflow for events 32 - 6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32 - 63</text:p>
          </table:table-cell>
        </table:table-row>
      </table:table>
      <text:h text:style-name="Heading_20_4" text:outline-level="4">event_err2 - 0x1a10606c</text:h>
      <text:p text:style-name="Text_20_body">individual error bits to indicate event queue overflow for events 64 - 9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64 - 95</text:p>
          </table:table-cell>
        </table:table-row>
      </table:table>
      <text:h text:style-name="Heading_20_4" text:outline-level="4">event_err3 - 0x1a106070</text:h>
      <text:p text:style-name="Text_20_body">individual error bits to indicate event queue overflow for events 96 - 127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96 - 127</text:p>
          </table:table-cell>
        </table:table-row>
      </table:table>
      <text:h text:style-name="Heading_20_4" text:outline-level="4">event_err4 - 0x1a106074</text:h>
      <text:p text:style-name="Text_20_body">individual error bits to indicate event queue overflow for events 128 - 159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28 - 159</text:p>
          </table:table-cell>
        </table:table-row>
      </table:table>
      <text:h text:style-name="Heading_20_4" text:outline-level="4">event_err5 - 0x1a106078</text:h>
      <text:p text:style-name="Text_20_body">individual error bits to indicate event queue overflow for events 160 - 19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60 - 191</text:p>
          </table:table-cell>
        </table:table-row>
      </table:table>
      <text:h text:style-name="Heading_20_4" text:outline-level="4">event_err6 - 0x1a10607c</text:h>
      <text:p text:style-name="Text_20_body">individual error bits to indicate event queue overflow for events 192 - 22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92 - 223</text:p>
          </table:table-cell>
        </table:table-row>
      </table:table>
      <text:h text:style-name="Heading_20_4" text:outline-level="4">event_err7 - 0x1a106080</text:h>
      <text:p text:style-name="Text_20_body">individual error bits to indicate event queue overflow for events 224 - 25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224 - 255</text:p>
          </table:table-cell>
        </table:table-row>
      </table:table>
      <text:h text:style-name="Heading_20_4" text:outline-level="4">timer_lo_event - 0x1a106084</text:h>
      <text:p text:style-name="Text_20_body">specifies which event should be routed to the lo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l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lo timer</text:p>
          </table:table-cell>
        </table:table-row>
      </table:table>
      <text:h text:style-name="Heading_20_4" text:outline-level="4">timer_hi_event - 0x1a106088</text:h>
      <text:p text:style-name="Text_20_body">specifies which event should be routed to the hi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hi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hi timer</text:p>
          </table:table-cell>
        </table:table-row>
      </table:table>
      <text:h text:style-name="Heading_20_4" text:outline-level="4">event_fifo - 0x1a106090</text:h>
      <text:p text:style-name="Text_20_body">ID of triggering event to be read by interrupt handler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id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D of triggering event to be read by interrupt handler</text:p>
          </table:table-cell>
        </table:table-row>
      </table:table>
      <text:h text:style-name="Heading_20_2" text:outline-level="2">udma - 0x1a102000</text:h>
      <text:p text:style-name="Text_20_body">UDMA control</text:p>
      <text:p text:style-name="Text_20_body"><text:span text:style-name="T2">Block Type</text:span>: udma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dmacore</text:p>
      <text:h text:style-name="Heading_20_2" text:outline-level="2">uart0 - 0x1a102080</text:h>
      <text:p text:style-name="Text_20_body">UART #0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0</text:p>
      <text:h text:style-name="Heading_20_3" text:outline-level="3">Registers</text:h>
      <text:h text:style-name="Heading_20_4" text:outline-level="4">rx_saddr - 0x1a10208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08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08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09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09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09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0a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0a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0a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0a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0b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0b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uart1 - 0x1a102100</text:h>
      <text:p text:style-name="Text_20_body">UART #1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1</text:p>
      <text:h text:style-name="Heading_20_3" text:outline-level="3">Registers</text:h>
      <text:h text:style-name="Heading_20_4" text:outline-level="4">rx_saddr - 0x1a10210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10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10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11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11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11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12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12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12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12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13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13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qspi0 - 0x1a102180</text:h>
      <text:p text:style-name="Text_20_body">SPI Master #0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0</text:p>
      <text:h text:style-name="Heading_20_2" text:outline-level="2">qspi1 - 0x1a102200</text:h>
      <text:p text:style-name="Text_20_body">SPI Master #1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1</text:p>
      <text:h text:style-name="Heading_20_2" text:outline-level="2">i2cm0 - 0x1a102280</text:h>
      <text:p text:style-name="Text_20_body">I2C Master #0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0</text:p>
      <text:h text:style-name="Heading_20_2" text:outline-level="2">i2cm1 - 0x1a102300</text:h>
      <text:p text:style-name="Text_20_body">I2C Master #1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1</text:p>
      <text:h text:style-name="Heading_20_2" text:outline-level="2">sdio - 0x1a102380</text:h>
      <text:p text:style-name="Text_20_body">SDIO</text:p>
      <text:p text:style-name="Text_20_body"><text:span text:style-name="T2">Block Type</text:span>: udma_sd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dio_0</text:p>
      <text:h text:style-name="Heading_20_2" text:outline-level="2">camera - 0x1a102400</text:h>
      <text:p text:style-name="Text_20_body">Camera port</text:p>
      <text:p text:style-name="Text_20_body"><text:span text:style-name="T2">Block Type</text:span>: udma_camer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camera_if_0</text:p>
      <text:h text:style-name="Heading_20_2" text:outline-level="2">efpga_cfg - 0x1a200000</text:h>
      <text:p text:style-name="Text_20_body">eFPGA sub-system</text:p>
      <text:p text:style-name="Text_20_body"><text:span text:style-name="T2">Block Type</text:span>: efpg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efpga_subsystem</text:p>
      <text:h text:style-name="Heading_20_2" text:outline-level="2">debug - 0x1a110000</text:h>
      <text:p text:style-name="Text_20_body">Debug unit</text:p>
      <text:p text:style-name="Text_20_body"><text:span text:style-name="T2">Block Type</text:span>: debug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i_dmi_j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4.81406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34.81406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